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draw:fill="solid" draw:fill-color="#dddddd"/>
    </style:style>
    <style:style style:name="gr1" style:family="graphic" style:parent-style-name="standard">
      <style:graphic-properties draw:stroke="solid" svg:stroke-width="0.212cm" svg:stroke-color="#000000" draw:marker-start-width="0.518cm" draw:marker-end-width="0.518cm" draw:fill="none" draw:textarea-horizontal-align="justify" draw:textarea-vertical-align="middle" draw:auto-grow-height="false" fo:min-height="22.398cm" fo:min-width="21.598cm" fo:padding-top="0.231cm" fo:padding-bottom="0.231cm" fo:padding-left="0.356cm" fo:padding-right="0.356cm"/>
    </style:style>
    <style:style style:name="gr2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11cm" fo:min-width="2.13cm" fo:padding-top="0.23cm" fo:padding-bottom="0.23cm" fo:padding-left="0.355cm" fo:padding-right="0.355cm"/>
    </style:style>
    <style:style style:name="gr3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27cm" fo:min-width="2.13cm" fo:padding-top="0.23cm" fo:padding-bottom="0.23cm" fo:padding-left="0.355cm" fo:padding-right="0.355cm"/>
    </style:style>
    <style:style style:name="gr4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28cm" fo:min-width="2.13cm" fo:padding-top="0.23cm" fo:padding-bottom="0.23cm" fo:padding-left="0.355cm" fo:padding-right="0.355cm"/>
    </style:style>
    <style:style style:name="gr5" style:family="graphic" style:parent-style-name="standard">
      <style:graphic-properties svg:stroke-width="0.212cm" svg:stroke-color="#000000" draw:marker-start-width="0.517cm" draw:marker-end-width="0.517cm" draw:fill-color="#000000" draw:textarea-horizontal-align="justify" draw:textarea-vertical-align="middle" draw:auto-grow-height="false" fo:min-height="1.108cm" fo:min-width="2.13cm" fo:padding-top="0.23cm" fo:padding-bottom="0.23cm" fo:padding-left="0.355cm" fo:padding-right="0.355cm"/>
    </style:style>
    <style:style style:name="gr6" style:family="graphic" style:parent-style-name="standard">
      <style:graphic-properties draw:stroke="none" svg:stroke-width="0.212cm" draw:marker-start-width="0.518cm" draw:marker-end-width="0.518cm" draw:fill-color="#dddddd" draw:textarea-horizontal-align="justify" draw:textarea-vertical-align="middle" draw:auto-grow-height="false" fo:min-height="0.946cm" fo:min-width="7.929cm"/>
    </style:style>
    <style:style style:name="gr7" style:family="graphic" style:parent-style-name="standard">
      <style:graphic-properties svg:stroke-width="0.212cm" svg:stroke-color="#000000" draw:marker-start-width="0.517cm" draw:marker-end-width="0.517cm" draw:fill-color="#000000" draw:textarea-horizontal-align="justify" draw:textarea-vertical-align="middle" draw:auto-grow-height="false" fo:min-height="1.111cm" fo:min-width="2.13cm" fo:padding-top="0.23cm" fo:padding-bottom="0.23cm" fo:padding-left="0.355cm" fo:padding-right="0.355cm"/>
    </style:style>
    <style:style style:name="gr8" style:family="graphic" style:parent-style-name="standard">
      <style:graphic-properties svg:stroke-width="0.212cm" svg:stroke-color="#000000" draw:marker-start-width="0.517cm" draw:marker-end-width="0.517cm" draw:fill-color="#000000" draw:textarea-horizontal-align="justify" draw:textarea-vertical-align="middle" draw:auto-grow-height="false" fo:min-height="1.128cm" fo:min-width="2.13cm" fo:padding-top="0.23cm" fo:padding-bottom="0.23cm" fo:padding-left="0.355cm" fo:padding-right="0.355cm"/>
    </style:style>
    <style:style style:name="gr9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08cm" fo:min-width="2.13cm" fo:padding-top="0.23cm" fo:padding-bottom="0.23cm" fo:padding-left="0.355cm" fo:padding-right="0.355cm"/>
    </style:style>
    <style:style style:name="gr10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051cm" fo:min-width="2.13cm" fo:padding-top="0.23cm" fo:padding-bottom="0.23cm" fo:padding-left="0.355cm" fo:padding-right="0.355cm"/>
    </style:style>
    <style:style style:name="gr11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24cm" fo:min-width="2.13cm" fo:padding-top="0.23cm" fo:padding-bottom="0.23cm" fo:padding-left="0.355cm" fo:padding-right="0.355cm"/>
    </style:style>
    <style:style style:name="gr12" style:family="graphic" style:parent-style-name="standard">
      <style:graphic-properties draw:stroke="none" svg:stroke-width="0.212cm" draw:marker-start-width="0.518cm" draw:marker-end-width="0.518cm" draw:fill-color="#dddddd" draw:textarea-horizontal-align="justify" draw:textarea-vertical-align="middle" draw:auto-grow-height="false" fo:min-height="0.733cm" fo:min-width="21.344cm"/>
    </style:style>
    <style:style style:name="gr13" style:family="graphic" style:parent-style-name="standard">
      <style:graphic-properties draw:stroke="none" svg:stroke-width="0.212cm" draw:marker-start-width="0.518cm" draw:marker-end-width="0.518cm" draw:fill-color="#dddddd" draw:textarea-horizontal-align="justify" draw:textarea-vertical-align="middle" draw:auto-grow-height="false" fo:min-height="0.733cm" fo:min-width="17.523cm"/>
    </style:style>
    <style:style style:name="gr14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29cm" fo:min-width="2.13cm" fo:padding-top="0.23cm" fo:padding-bottom="0.23cm" fo:padding-left="0.355cm" fo:padding-right="0.355cm"/>
    </style:style>
    <style:style style:name="gr15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3cm" fo:min-width="2.13cm" fo:padding-top="0.23cm" fo:padding-bottom="0.23cm" fo:padding-left="0.355cm" fo:padding-right="0.355cm"/>
    </style:style>
    <style:style style:name="gr16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053cm" fo:min-width="2.13cm" fo:padding-top="0.23cm" fo:padding-bottom="0.23cm" fo:padding-left="0.355cm" fo:padding-right="0.355cm"/>
    </style:style>
    <style:style style:name="gr17" style:family="graphic" style:parent-style-name="standard">
      <style:graphic-properties svg:stroke-width="0.212cm" svg:stroke-color="#000000" draw:marker-start-width="0.517cm" draw:marker-end-width="0.517cm" draw:fill-color="#dddddd" draw:textarea-horizontal-align="justify" draw:textarea-vertical-align="middle" draw:auto-grow-height="false" fo:min-height="1.126cm" fo:min-width="2.13cm" fo:padding-top="0.23cm" fo:padding-bottom="0.23cm" fo:padding-left="0.355cm" fo:padding-right="0.355cm"/>
    </style:style>
    <style:style style:name="gr18" style:family="graphic" style:parent-style-name="standard">
      <style:graphic-properties draw:stroke="none" svg:stroke-width="0.212cm" draw:marker-start-width="0.518cm" draw:marker-end-width="0.518cm" draw:fill-color="#dddddd" draw:textarea-horizontal-align="justify" draw:textarea-vertical-align="middle" draw:auto-grow-height="false" fo:min-height="0.733cm" fo:min-width="7.501cm"/>
    </style:style>
    <style:style style:name="gr19" style:family="graphic" style:parent-style-name="standard">
      <style:graphic-properties draw:fill-color="#000000" draw:textarea-horizontal-align="justify" draw:textarea-vertical-align="middle" draw:auto-grow-height="false" fo:min-height="2.535cm" fo:min-width="2.194cm"/>
    </style:style>
    <style:style style:name="gr20" style:family="graphic" style:parent-style-name="standard">
      <style:graphic-properties svg:stroke-color="#000000" draw:fill-color="#000000" draw:textarea-horizontal-align="justify" draw:textarea-vertical-align="middle" draw:auto-grow-height="false" fo:min-height="1.909cm" fo:min-width="2.29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dddddd"/>
      <style:paragraph-properties fo:text-align="center"/>
    </style:style>
    <style:style style:name="P3" style:family="paragraph">
      <loext:graphic-properties draw:fill-color="#000000"/>
      <style:paragraph-properties fo:text-align="center"/>
    </style:style>
  </office:automatic-styles>
  <office:body>
    <office:drawing>
      <draw:page draw:name="page1" draw:style-name="dp1" draw:master-page-name="Default">
        <draw:custom-shape draw:style-name="gr1" draw:text-style-name="P1" draw:layer="layout" svg:width="22.098cm" svg:height="22.86cm" svg:x="1.651cm" svg:y="1.27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2.84cm" svg:height="1.573cm" draw:transform="rotate (-3.14159265358979) translate (4.53cm 5.608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3" draw:text-style-name="P2" draw:layer="layout" svg:width="2.84cm" svg:height="1.589cm" draw:transform="rotate (-3.14159265358979) translate (4.53cm 7.084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2" draw:layer="layout" svg:width="2.84cm" svg:height="1.59cm" draw:transform="rotate (-3.14159265358979) translate (4.53cm 8.641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4" draw:text-style-name="P2" draw:layer="layout" svg:width="2.84cm" svg:height="1.59cm" draw:transform="rotate (-3.14159265358979) translate (4.53cm 10.195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5" draw:text-style-name="P3" draw:layer="layout" svg:width="2.84cm" svg:height="1.57cm" draw:transform="rotate (-3.14159265358979) translate (4.53cm 11.73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6" draw:text-style-name="P2" draw:layer="layout" svg:width="8.429cm" svg:height="1.196cm" draw:transform="rotate (1.5707963267949) translate (4.338cm 12.189cm)">
          <text:p/>
          <draw:enhanced-geometry svg:viewBox="0 0 21600 21600" draw:mirror-horizontal="false" draw:mirror-vertical="true" draw:type="rectangle" draw:enhanced-path="M 0 0 L 21600 0 21600 21600 0 21600 0 0 Z N"/>
        </draw:custom-shape>
        <draw:custom-shape draw:style-name="gr7" draw:text-style-name="P3" draw:layer="layout" svg:width="2.84cm" svg:height="1.573cm" draw:transform="rotate (1.5707963267949) translate (1.845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4cm" svg:height="1.589cm" draw:transform="rotate (1.5707963267949) translate (3.305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3" draw:layer="layout" svg:width="2.84cm" svg:height="1.59cm" draw:transform="rotate (1.5707963267949) translate (4.858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4cm" svg:height="1.59cm" draw:transform="rotate (1.5707963267949) translate (6.412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9" draw:text-style-name="P2" draw:layer="layout" svg:width="2.84cm" svg:height="1.57cm" draw:transform="rotate (1.5707963267949) translate (7.967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4cm" svg:height="1.589cm" draw:transform="rotate (1.5707963267949) translate (15.972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2" draw:layer="layout" svg:width="2.84cm" svg:height="1.59cm" draw:transform="rotate (1.5707963267949) translate (17.526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2" draw:layer="layout" svg:width="2.84cm" svg:height="1.513cm" draw:transform="rotate (1.5707963267949) translate (19.08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1" draw:text-style-name="P2" draw:layer="layout" svg:width="2.84cm" svg:height="1.586cm" draw:transform="rotate (1.5707963267949) translate (20.542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2" draw:layer="layout" svg:width="2.84cm" svg:height="1.589cm" draw:transform="rotate (1.5707963267949) translate (22.094cm 19.6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2" draw:text-style-name="P2" draw:layer="layout" svg:width="21.844cm" svg:height="0.983cm" svg:x="1.778cm" svg:y="19.5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84cm" svg:height="1.573cm" svg:x="3.711cm" svg:y="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4cm" svg:height="1.573cm" svg:x="6.611cm" svg:y="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7" draw:text-style-name="P3" draw:layer="layout" svg:width="2.84cm" svg:height="1.573cm" svg:x="9.511cm" svg:y="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4cm" svg:height="1.573cm" svg:x="12.411cm" svg:y="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4cm" svg:height="1.573cm" svg:x="15.311cm" svg:y="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2.84cm" svg:height="1.573cm" svg:x="18.111cm" svg:y="1.33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3" draw:text-style-name="P2" draw:layer="layout" svg:width="18.023cm" svg:height="0.983cm" svg:x="3.37cm" svg:y="2.7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.84cm" svg:height="1.589cm" draw:transform="rotate (1.5707963267949) translate (15.972cm 8.9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2" draw:layer="layout" svg:width="2.84cm" svg:height="1.59cm" draw:transform="rotate (1.5707963267949) translate (17.526cm 8.9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2" draw:layer="layout" svg:width="2.84cm" svg:height="1.513cm" draw:transform="rotate (1.5707963267949) translate (19.08cm 8.9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7" draw:text-style-name="P2" draw:layer="layout" svg:width="2.84cm" svg:height="1.586cm" draw:transform="rotate (1.5707963267949) translate (20.542cm 8.9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4" draw:text-style-name="P2" draw:layer="layout" svg:width="2.84cm" svg:height="1.589cm" draw:transform="rotate (1.5707963267949) translate (22.094cm 8.944cm)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2" draw:layer="layout" svg:width="8.001cm" svg:height="0.983cm" svg:x="15.621cm" svg:y="8.8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3" draw:layer="layout" svg:width="3.81cm" svg:height="3.937cm" svg:x="7.774cm" svg:y="5.42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3" draw:layer="layout" svg:width="2.794cm" svg:height="2.159cm" svg:x="23.749cm" svg:y="-0.889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3" draw:layer="layout" svg:width="2.794cm" svg:height="2.159cm" svg:x="-1.051cm" svg:y="24.011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5.4cm" fo:page-height="25.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0-01-20T10:24:41.239747730</meta:creation-date>
    <meta:generator>LibreOffice/7.0.2.2$Linux_X86_64 LibreOffice_project/3a01483fc371ab18cfca4bab0d636937da5eaf70</meta:generator>
    <dc:date>2020-11-20T21:45:19.296984591</dc:date>
    <meta:editing-duration>PT4H26M40S</meta:editing-duration>
    <meta:editing-cycles>12</meta:editing-cycles>
    <meta:document-statistic meta:object-count="34"/>
  </office:meta>
</office:document-meta>
</file>